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pperplate Gothic Bold" svg:font-family="Copperplate Gothic Bold" style:font-family-generic="swiss" style:font-pitch="variable" svg:panose-1="2 14 7 5 2 2 6 2 4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pperplate Gothic Bold" fo:font-size="22pt" style:font-size-asian="22pt" style:font-size-complex="22pt"/>
    </style:style>
    <style:style style:name="P2" style:parent-style-name="Normal" style:family="paragraph">
      <style:text-properties style:font-name="Copperplate Gothic Bold" fo:font-size="14pt" style:font-size-asian="14pt" style:font-size-complex="14pt"/>
    </style:style>
    <style:style style:name="P3" style:parent-style-name="Paragraphedeliste" style:list-style-name="LFO1" style:family="paragraph">
      <style:text-properties style:font-name="Copperplate Gothic Bold" fo:font-size="14pt" style:font-size-asian="14pt" style:font-size-complex="14pt"/>
    </style:style>
    <style:style style:name="P4" style:parent-style-name="Paragraphedeliste" style:list-style-name="LFO1" style:family="paragraph"/>
    <style:style style:name="T5" style:parent-style-name="Policepardéfaut" style:family="text">
      <style:text-properties style:font-name="Copperplate Gothic Bold" style:font-name-complex="Calibri" fo:color="#212121" fo:font-size="14pt" style:font-size-asian="14pt" style:font-size-complex="14pt"/>
    </style:style>
    <style:style style:name="P6" style:parent-style-name="Normal" style:family="paragraph">
      <style:text-properties style:font-name="Copperplate Gothic Bold" fo:font-size="14pt" style:font-size-asian="14pt" style:font-size-complex="14pt"/>
    </style:style>
    <style:style style:name="P7" style:parent-style-name="Paragraphedeliste" style:list-style-name="LFO1" style:family="paragraph"/>
    <style:style style:name="T8" style:parent-style-name="Policepardéfaut" style:family="text">
      <style:text-properties style:font-name="Copperplate Gothic Bold" style:font-name-complex="Calibri" fo:color="#212121" fo:font-size="14pt" style:font-size-asian="14pt" style:font-size-complex="14pt"/>
    </style:style>
    <style:style style:name="P9" style:parent-style-name="Paragraphedeliste" style:list-style-name="LFO1" style:family="paragraph"/>
    <style:style style:name="T10" style:parent-style-name="Policepardéfaut" style:family="text">
      <style:text-properties style:font-name="Copperplate Gothic Bold" style:font-name-complex="Calibri" fo:color="#212121" fo:font-size="14pt" style:font-size-asian="14pt" style:font-size-complex="14pt"/>
    </style:style>
    <style:style style:name="P11" style:parent-style-name="Paragraphedeliste" style:list-style-name="LFO1" style:family="paragraph"/>
    <style:style style:name="T12" style:parent-style-name="Policepardéfaut" style:family="text">
      <style:text-properties style:font-name="Copperplate Gothic Bold" style:font-name-complex="Calibri" fo:color="#212121" fo:font-size="14pt" style:font-size-asian="14pt" style:font-size-complex="14pt"/>
    </style:style>
    <style:style style:name="P13" style:parent-style-name="Paragraphedeliste" style:family="paragraph">
      <style:text-properties style:font-name="Copperplate Gothic Bold" fo:font-size="14pt" style:font-size-asian="14pt" style:font-size-complex="14pt"/>
    </style:style>
    <style:style style:name="P14" style:parent-style-name="Paragraphedeliste" style:list-style-name="LFO1" style:family="paragraph"/>
    <style:style style:name="T15" style:parent-style-name="Policepardéfaut" style:family="text">
      <style:text-properties style:font-name="Copperplate Gothic Bold" style:font-name-complex="Calibri" fo:color="#212121" fo:font-size="14pt" style:font-size-asian="14pt" style:font-size-complex="14pt"/>
    </style:style>
  </office:automatic-styles>
  <office:body>
    <office:text text:use-soft-page-breaks="true">
      <text:p text:style-name="P1">Point projet JAVA</text:p>
      <text:p text:style-name="P2"/>
      <text:list text:style-name="LFO1" text:continue-numbering="true">
        <text:list-item>
          <text:p text:style-name="P3">Reformulation du besoin</text:p>
        </text:list-item>
      </text:list>
      <text:p text:style-name="Normal">Il s’agit de réécrire un vieux jeu (1985) LORANN de Loriciels</text:p>
      <text:p text:style-name="Normal">LORANN est un jeu de type PacMan, à savoir qu’un personnage évolue de case en case en essayant de ramasser un maximum d’objets sans se faire rattraper par 4 monstresPas de super pacgom, mais un sortilège que le personnage peut lancer pour tuer ses agresseurs. La difficulté étant qu’il ne dispose que d’un seul sortilège. Le seul moyen d’en obtenir un nouveau est de tuer un monstre ou de ramasser le précédent.</text:p>
      <text:list text:style-name="LFO1" text:continue-numbering="true">
        <text:list-item>
          <text:p text:style-name="P4"><text:span text:style-name="T5">Présentation des fonctionnalités à produire</text:span></text:p>
        </text:list-item>
      </text:list>
      <text:p text:style-name="Normal">Il s’agit de réaliser quelques niveaux (5 suffiront) accessibles par paramétrage dans le code.</text:p>
      <text:p text:style-name="Normal">Les niveaux devront impérativement être stockés dans une base de données.</text:p>
      <text:p text:style-name="Normal">Implémentation de ces élément graphiques obligatoires :</text:p>
      <text:p text:style-name="Normal">Lorann, le personnage<text:s/></text:p>
      <text:p text:style-name="Normal">Le sortilège multicolore<text:s/></text:p>
      <text:p text:style-name="Normal">La bulle d’énergie<text:s/></text:p>
      <text:p text:style-name="Normal">La porte de sortie du niveau<text:s/></text:p>
      <text:p text:style-name="Normal">Les éléments infranchissables de décors<text:s/></text:p>
      <text:p text:style-name="Normal">Les 4 épouvantables démons<text:s/></text:p>
      <text:p text:style-name="Normal">Les bourses permettant de gagner des points</text:p>
      <text:p text:style-name="P6"/>
      <text:list text:style-name="LFO1" text:continue-numbering="true">
        <text:list-item>
          <text:p text:style-name="P7"><text:span text:style-name="T8">Présentation et explications de l’architecture à réaliser</text:span></text:p>
        </text:list-item>
      </text:list>
      <text:p text:style-name="Normal">5 modules avec toutes les dépendances préconfigurées<text:s/></text:p>
      <text:p text:style-name="Normal">- controller<text:s/></text:p>
      <text:p text:style-name="Normal">- model<text:s/></text:p>
      <text:p text:style-name="Normal">- view<text:s/></text:p>
      <text:p text:style-name="Normal">- contract<text:s/></text:p>
      <text:p text:style-name="Normal">- main Le plugin Junit préconfiguré ainsi qu’un test d’exemple implémenté sur une des classes du module contract.</text:p>
      <text:p text:style-name="Normal">Le code fourni en exemple produit 3 interrogations de la base de données et les affiche dans une popup. Une connexion à la base données MySql. Le DP Singleton est déjà implémenté. Les requêtes<text:s/><text:soft-page-break/>ne sont pas stockées dans le code Java mais dans des procédures stockées. Une JavaDoc de tout le code fourni. Un test Junit est déjà codé pour le test de la class</text:p>
      <text:list text:style-name="LFO1" text:continue-numbering="true">
        <text:list-item>
          <text:p text:style-name="P9"><text:span text:style-name="T10">Identification des contraintes et points de vigilance</text:span></text:p>
        </text:list-item>
      </text:list>
      <text:p text:style-name="Normal">- Projet Java – Rapport de tests et javadoc<text:s/></text:p>
      <text:p text:style-name="Normal">- Projet Java (Fonctionnel/Conception/Code)<text:s/></text:p>
      <text:p text:style-name="Normal">- Dossier UML du projet Java<text:s/></text:p>
      <text:p text:style-name="Normal">- Présentation du projet Java (Anglais)</text:p>
      <text:p text:style-name="Normal">Début du projet : Lundi 28 Mai. Fin du projet : Mercredi 6 Juin.</text:p>
      <text:p text:style-name="Normal">L’utilisation de Java, Maven, Git et Junit est obligatoire.</text:p>
      <text:list text:style-name="LFO1" text:continue-numbering="true">
        <text:list-item>
          <text:p text:style-name="P11"><text:span text:style-name="T12">Présentation des livrables et du calendrier</text:span></text:p>
        </text:list-item>
      </text:list>
      <text:p text:style-name="P13"/>
      <text:p text:style-name="Normal">- JavaDoc complet de votre projet (tests compris)<text:s/></text:p>
      <text:p text:style-name="Normal">- JXR complet de votre projet (tests compris)<text:s/></text:p>
      <text:p text:style-name="Normal">- Rapport SureFire de votre projet<text:s/></text:p>
      <text:p text:style-name="Normal">- Diagramme de composants<text:s/></text:p>
      <text:p text:style-name="Normal">- Diagramme de packages<text:s/></text:p>
      <text:p text:style-name="Normal">- Diagramme de classes (un par package)<text:s/></text:p>
      <text:p text:style-name="Normal">- Diagramme de séquence (autant que vous en jugerez utiles pour comprendre et expliquer le fonctionnement de votre programme) Projet Java / POO / UML<text:s/></text:p>
      <text:p text:style-name="Normal">- Un rapport GIT permettant d’identifier la production de chacun des membres de l’équipe.</text:p>
      <text:list text:style-name="LFO1" text:continue-numbering="true">
        <text:list-item>
          <text:p text:style-name="P14"><text:span text:style-name="T15">Répartition des tâches</text:span></text:p>
        </text:list-item>
      </text:list>
      <text:p text:style-name="Paragraphedelist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pperplate Gothic Bold" svg:font-family="Copperplate Gothic Bold" style:font-family-generic="swiss" style:font-pitch="variable" svg:panose-1="2 14 7 5 2 2 6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x_msolistparagraph" style:display-name="x_msolist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lément Bouclier</meta:initial-creator>
    <dc:creator>Clément Bouclier</dc:creator>
    <meta:creation-date>2018-05-28T07:25:00Z</meta:creation-date>
    <dc:date>2018-05-28T07:38:00Z</dc:date>
    <meta:template xlink:href="Normal.dotm" xlink:type="simple"/>
    <meta:editing-cycles>2</meta:editing-cycles>
    <meta:editing-duration>PT780S</meta:editing-duration>
    <meta:document-statistic meta:page-count="2" meta:paragraph-count="4" meta:word-count="384" meta:character-count="2497" meta:row-count="17" meta:non-whitespace-character-count="2117"/>
  </office:meta>
</office:document-meta>
</file>